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eateIndexTask.doLog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reateIndexTask.CreateIndexTask( PerfRunData run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IndexTask.setIndexWriterConfig( IndexWriter writer , Config config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">
            <text:p text:style-name="Table_20_Contents">3</text:p>
          </table:table-cell>
          <table:table-cell office:value-type="float" office:value="48">
            <text:p text:style-name="Table_20_Contents">4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